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3ac0" officeooo:paragraph-rsid="00093ac0"/>
    </style:style>
    <style:style style:name="P2" style:family="paragraph" style:parent-style-name="Standard">
      <style:text-properties fo:font-weight="bold" officeooo:rsid="00093ac0" officeooo:paragraph-rsid="00093ac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93ac0" officeooo:paragraph-rsid="00093ac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93ac0" officeooo:paragraph-rsid="00093ac0" style:font-weight-asian="bold" style:font-weight-complex="bold"/>
    </style:style>
    <style:style style:name="P5" style:family="paragraph" style:parent-style-name="Standard">
      <style:text-properties fo:color="#6666ff" officeooo:rsid="00104f0c" officeooo:paragraph-rsid="00104f0c"/>
    </style:style>
    <style:style style:name="P6" style:family="paragraph" style:parent-style-name="Standard">
      <style:text-properties fo:font-weight="normal" officeooo:rsid="0013bd7c" officeooo:paragraph-rsid="00093ac0" style:font-weight-asian="normal" style:font-weight-complex="normal"/>
    </style:style>
    <style:style style:name="P7" style:family="paragraph" style:parent-style-name="Standard">
      <style:text-properties fo:font-weight="normal" officeooo:rsid="001251a3" officeooo:paragraph-rsid="001251a3" style:font-weight-asian="normal" style:font-weight-complex="normal"/>
    </style:style>
    <style:style style:name="T1" style:family="text">
      <style:text-properties officeooo:rsid="000b73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lowtap Data Science Test Project</text:p>
      <text:p text:style-name="P4">Introduction</text:p>
      <text:p text:style-name="P1"/>
      <text:p text:style-name="P1"><text:s text:c="4"/>Thank you for your interest in working for Flowtap!</text:p>
      <text:p text:style-name="P1"><text:s text:c="4"/>We appreciate the time you take to solve these problems.</text:p>
      <text:p text:style-name="P1"><text:s text:c="4"/>We hope you have fun working on these problems. If you do not enjoy working on them, most likely you will not enjoy working for us as Data Scientist.</text:p>
      <text:p text:style-name="P1"><text:s text:c="4"/>If you are not able to solve all problems, please submit what you have been able to accomplish.</text:p>
      <text:p text:style-name="P1"/>
      <text:p text:style-name="P2">Quizzes</text:p>
      <text:p text:style-name="P2"/>
      <text:p text:style-name="P2">1. Engineering a Data Set</text:p>
      <text:p text:style-name="P1"/>
      <text:p text:style-name="P1">Create a list of numbers with the following properties: 1) Minimum 100 distinct values, 2) the Mean of all values is 1000 (+/- 0.5), 3) the standard Deviation is 10 (+/- 0.1)</text:p>
      <text:p text:style-name="P1"/>
      <text:p text:style-name="P2">2. Writing a Simulation</text:p>
      <text:p text:style-name="P2"/>
      <text:p text:style-name="P1">Implement in R or Python a solution to the following problem</text:p>
      <text:p text:style-name="P1"/>
      <text:p text:style-name="P1"><text:tab/><text:tab/>Imagine there is a country in which couples only want boys.</text:p>
      <text:p text:style-name="P1"><text:tab/><text:tab/>Couples continue to have children until they have their first boy. If they get a boy, they stop getting children.</text:p>
      <text:p text:style-name="P1"><text:tab/><text:tab/>What is the long-term ratio of boys to girls in the country?</text:p>
      <text:p text:style-name="P1"><text:tab/></text:p>
      <text:p text:style-name="P1"/>
      <text:p text:style-name="P2">3. Analyzing a Data Set</text:p>
      <text:p text:style-name="P2"/>
      <text:p text:style-name="P1">Using the data set http://archive.ics.uci.edu/ml/datasets/Adult:</text:p>
      <text:p text:style-name="P5"/>
      <text:p text:style-name="P1">* <text:s text:c="3"/>Explore the data and visualize and explain two interesting findings of your choice. Ideally, use R and ggplot2 for this task</text:p>
      <text:p text:style-name="P1">* <text:s text:c="3"/>Build a linear model to predict w<text:span text:style-name="T1">h</text:span>ether a person makes over 50K a year</text:p>
      <text:p text:style-name="P1">* <text:s text:c="3"/>Bonus 1: Use any another model type o predict w<text:span text:style-name="T1">h</text:span>ether a person makes over 50K a year</text:p>
      <text:p text:style-name="P1">* <text:s text:c="3"/>Bonus 2: Implement an application in Shiny to show the distribution of age by marital-status, meaning the user can pick one marital-status from a list and get the distribution of age for that characteristic.</text:p>
      <text:p text:style-name="P1"/>
      <text:p text:style-name="P2">4. Submitting your results</text:p>
      <text:p text:style-name="P2"/>
      <text:p text:style-name="P1"><text:s text:c="4"/>Using GIT, push your results (scripts, charts, ...) to an online repository.</text:p>
      <text:p text:style-name="P1"><text:s text:c="4"/>Send the repository link and credentials to Markus via email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21:04:52.256134120</meta:creation-date>
    <dc:date>2017-06-06T19:58:25.248345606</dc:date>
    <meta:editing-duration>PT8H8M1S</meta:editing-duration>
    <meta:editing-cycles>11</meta:editing-cycles>
    <meta:generator>LibreOffice/4.2.3.3$Linux_X86_64 LibreOffice_project/420m0$Build-3</meta:generator>
    <meta:document-statistic meta:table-count="0" meta:image-count="0" meta:object-count="0" meta:page-count="1" meta:paragraph-count="24" meta:word-count="294" meta:character-count="1702" meta:non-whitespace-character-count="1388"/>
  </office:meta>
</office:document-meta>
</file>